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607cm"/>
    </style:style>
    <style:style style:name="co6" style:family="table-column">
      <style:table-column-properties fo:break-before="auto" style:column-width="1.522cm"/>
    </style:style>
    <style:style style:name="co7" style:family="table-column">
      <style:table-column-properties fo:break-before="auto" style:column-width="1.48cm"/>
    </style:style>
    <style:style style:name="co9" style:family="table-column">
      <style:table-column-properties fo:break-before="auto" style:column-width="1.67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0"/>
    <style:style style:name="ce12" style:family="table-cell" style:parent-style-name="Default" style:data-style-name="N61"/>
    <style:style style:name="ce13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fo:color="#ffffff"/>
    </style:style>
    <style:style style:name="ce14" style:family="table-cell" style:parent-style-name="Default" style:data-style-name="N112"/>
    <style:style style:name="ce1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rformance Test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11" table:number-rows-spanned="1">
            <text:p>A comparison of Fibonacci and Mersenne generators.</text:p>
          </table:table-cell>
          <table:covered-table-cell table:style-name="ce6"/>
          <table:covered-table-cell table:number-columns-repeated="5" table:style-name="ce2"/>
          <table:covered-table-cell table:number-columns-repeated="4"/>
          <table:table-cell/>
        </table:table-row>
        <table:table-row table:style-name="ro2">
          <table:table-cell/>
          <table:table-cell table:style-name="ce6"/>
          <table:table-cell table:style-name="ce2" table:number-columns-repeated="5"/>
          <table:table-cell table:number-columns-repeated="5"/>
        </table:table-row>
        <table:table-row table:style-name="ro2">
          <table:table-cell table:style-name="ce2" office:value-type="string">
            <text:p>Iterations</text:p>
          </table:table-cell>
          <table:table-cell table:style-name="ce7" office:value-type="float" office:value="1000000" table:number-columns-spanned="2" table:number-rows-spanned="1">
            <text:p>1.0E+06</text:p>
          </table:table-cell>
          <table:covered-table-cell table:style-name="ce2"/>
          <table:table-cell table:style-name="ce2" table:number-columns-repeated="4"/>
          <table:table-cell table:number-columns-repeated="5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5"/>
        </table:table-row>
        <table:table-row table:style-name="ro2">
          <table:table-cell table:number-columns-repeated="2"/>
          <table:table-cell table:style-name="ce10" office:value-type="string">
            <text:p>Run 1</text:p>
          </table:table-cell>
          <table:table-cell table:style-name="ce10" office:value-type="string">
            <text:p>Run 2</text:p>
          </table:table-cell>
          <table:table-cell table:style-name="ce10" office:value-type="string">
            <text:p>Run 3</text:p>
          </table:table-cell>
          <table:table-cell table:style-name="ce10" office:value-type="string">
            <text:p>Run 4</text:p>
          </table:table-cell>
          <table:table-cell table:style-name="ce10" office:value-type="string">
            <text:p>Run 5</text:p>
          </table:table-cell>
          <table:table-cell table:style-name="ce10" office:value-type="string">
            <text:p>#/S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T-OH</text:p>
          </table:table-cell>
          <table:table-cell table:style-name="ce10" office:value-type="string" table:number-columns-spanned="2" table:number-rows-spanned="1">
            <text:p>Performance</text:p>
          </table:table-cell>
          <table:covered-table-cell table:style-name="ce10"/>
        </table:table-row>
        <table:table-row table:style-name="ro2">
          <table:table-cell table:style-name="ce3" office:value-type="string">
            <text:p>Overhead</text:p>
          </table:table-cell>
          <table:table-cell table:style-name="ce8" office:value-type="string">
            <text:p>OH</text:p>
          </table:table-cell>
          <table:table-cell table:style-name="ce11" office:value-type="float" office:value="12.876">
            <text:p>12.876</text:p>
          </table:table-cell>
          <table:table-cell table:style-name="ce11" office:value-type="float" office:value="13.242">
            <text:p>13.242</text:p>
          </table:table-cell>
          <table:table-cell table:style-name="ce11" office:value-type="float" office:value="13.18">
            <text:p>13.180</text:p>
          </table:table-cell>
          <table:table-cell table:style-name="ce11" office:value-type="float" office:value="13.165">
            <text:p>13.165</text:p>
          </table:table-cell>
          <table:table-cell table:style-name="ce11" office:value-type="float" office:value="13.492">
            <text:p>13.492</text:p>
          </table:table-cell>
          <table:table-cell table:style-name="ce6" table:formula="of:=AVERAGE([.C6:.G6])*[.$B$3]" office:value-type="float" office:value="13191000">
            <text:p>1.3E+07</text:p>
          </table:table-cell>
          <table:table-cell table:style-name="ce6" table:formula="of:=1/[.H6]" office:value-type="float" office:value="0.0000000758092638920476">
            <text:p>7.6E-08</text:p>
          </table:table-cell>
          <table:table-cell table:style-name="ce13" table:formula="of:=[.I6]" office:value-type="float" office:value="0.0000000758092638920476">
            <text:p>7.6E-08</text:p>
          </table:table-cell>
          <table:table-cell table:style-name="ce8"/>
          <table:table-cell/>
        </table:table-row>
        <table:table-row table:style-name="ro2">
          <table:table-cell table:style-name="ce3" office:value-type="string">
            <text:p>Mersenne</text:p>
          </table:table-cell>
          <table:table-cell table:style-name="ce8" office:value-type="string">
            <text:p>Builtin</text:p>
          </table:table-cell>
          <table:table-cell table:style-name="ce11" office:value-type="float" office:value="7.317">
            <text:p>7.317</text:p>
          </table:table-cell>
          <table:table-cell table:style-name="ce11" office:value-type="float" office:value="7.559">
            <text:p>7.559</text:p>
          </table:table-cell>
          <table:table-cell table:style-name="ce11" office:value-type="float" office:value="7.487">
            <text:p>7.487</text:p>
          </table:table-cell>
          <table:table-cell table:style-name="ce11" office:value-type="float" office:value="7.478">
            <text:p>7.478</text:p>
          </table:table-cell>
          <table:table-cell table:style-name="ce11" office:value-type="float" office:value="7.65">
            <text:p>7.650</text:p>
          </table:table-cell>
          <table:table-cell table:style-name="ce6" table:formula="of:=AVERAGE([.C7:.G7])*[.$B$3]" office:value-type="float" office:value="7498200">
            <text:p>7.5E+06</text:p>
          </table:table-cell>
          <table:table-cell table:style-name="ce6" table:formula="of:=1/[.H7]" office:value-type="float" office:value="0.000000133365341015177">
            <text:p>1.3E-07</text:p>
          </table:table-cell>
          <table:table-cell table:style-name="ce6" table:formula="of:=[.I7]-[.$I$6]" office:value-type="float" office:value="0.0000000575560771231294">
            <text:p>5.8E-08</text:p>
          </table:table-cell>
          <table:table-cell table:style-name="ce14" table:formula="of:=[.$J$7]/[.J7]" office:value-type="percentage" office:value="1">
            <text:p>100.0%</text:p>
          </table:table-cell>
          <table:table-cell table:style-name="ce14" table:formula="of:=[.$J$8]/[.J7]" office:value-type="percentage" office:value="57.7793249044981">
            <text:p>5777.9%</text:p>
          </table:table-cell>
        </table:table-row>
        <table:table-row table:style-name="ro2">
          <table:table-cell table:style-name="ce3" office:value-type="string">
            <text:p>Fibonacci</text:p>
          </table:table-cell>
          <table:table-cell table:style-name="ce9" office:value-type="string">
            <text:p>V1.1.1</text:p>
          </table:table-cell>
          <table:table-cell table:style-name="ce11" office:value-type="float" office:value="0.294">
            <text:p>0.294</text:p>
          </table:table-cell>
          <table:table-cell table:style-name="ce11" table:number-columns-repeated="4"/>
          <table:table-cell table:style-name="ce6" table:formula="of:=AVERAGE([.C8:.G8])*[.$B$3]" office:value-type="float" office:value="294000">
            <text:p>2.9E+05</text:p>
          </table:table-cell>
          <table:table-cell table:style-name="ce6" table:formula="of:=1/[.H8]" office:value-type="float" office:value="0.00000340136054421769">
            <text:p>3.4E-06</text:p>
          </table:table-cell>
          <table:table-cell table:style-name="ce6" table:formula="of:=[.I8]-[.$I$6]" office:value-type="float" office:value="0.00000332555128032564">
            <text:p>3.3E-06</text:p>
          </table:table-cell>
          <table:table-cell table:style-name="ce14" table:formula="of:=[.$J$7]/[.J8]" office:value-type="percentage" office:value="0.0173072288686805">
            <text:p>1.7%</text:p>
          </table:table-cell>
          <table:table-cell table:style-name="ce14" table:formula="of:=[.$J$8]/[.J8]" office:value-type="percentage" office:value="1">
            <text:p>100.0%</text:p>
          </table:table-cell>
        </table:table-row>
        <table:table-row table:style-name="ro2">
          <table:table-cell/>
          <table:table-cell table:style-name="ce8" office:value-type="string">
            <text:p>V1.1.2</text:p>
          </table:table-cell>
          <table:table-cell table:style-name="ce11"/>
          <table:table-cell table:style-name="ce11" office:value-type="float" office:value="0.327">
            <text:p>0.327</text:p>
          </table:table-cell>
          <table:table-cell table:style-name="ce11" table:number-columns-repeated="3"/>
          <table:table-cell table:style-name="ce6" table:formula="of:=AVERAGE([.C9:.G9])*[.$B$3]" office:value-type="float" office:value="327000">
            <text:p>3.3E+05</text:p>
          </table:table-cell>
          <table:table-cell table:style-name="ce6" table:formula="of:=1/[.H9]" office:value-type="float" office:value="0.00000305810397553517">
            <text:p>3.1E-06</text:p>
          </table:table-cell>
          <table:table-cell table:style-name="ce6" table:formula="of:=[.I9]-[.$I$6]" office:value-type="float" office:value="0.00000298229471164312">
            <text:p>3.0E-06</text:p>
          </table:table-cell>
          <table:table-cell table:style-name="ce14" table:formula="of:=[.$J$7]/[.J9]" office:value-type="percentage" office:value="0.0192992586877567">
            <text:p>1.9%</text:p>
          </table:table-cell>
          <table:table-cell table:style-name="ce14" table:formula="of:=[.$J$8]/[.J9]" office:value-type="percentage" office:value="1.11509813813585">
            <text:p>111.5%</text:p>
          </table:table-cell>
        </table:table-row>
        <table:table-row table:style-name="ro2">
          <table:table-cell/>
          <table:table-cell table:style-name="ce8" office:value-type="string">
            <text:p>V1.1.3</text:p>
          </table:table-cell>
          <table:table-cell table:style-name="ce11" table:number-columns-repeated="2"/>
          <table:table-cell table:style-name="ce11" office:value-type="float" office:value="0.439">
            <text:p>0.439</text:p>
          </table:table-cell>
          <table:table-cell table:style-name="ce11" table:number-columns-repeated="2"/>
          <table:table-cell table:style-name="ce6" table:formula="of:=AVERAGE([.C10:.G10])*[.$B$3]" office:value-type="float" office:value="439000">
            <text:p>4.4E+05</text:p>
          </table:table-cell>
          <table:table-cell table:style-name="ce6" table:formula="of:=1/[.H10]" office:value-type="float" office:value="0.00000227790432801822">
            <text:p>2.3E-06</text:p>
          </table:table-cell>
          <table:table-cell table:style-name="ce6" table:formula="of:=[.I10]-[.$I$6]" office:value-type="float" office:value="0.00000220209506412618">
            <text:p>2.2E-06</text:p>
          </table:table-cell>
          <table:table-cell table:style-name="ce14" table:formula="of:=[.$J$7]/[.J10]" office:value-type="percentage" office:value="0.0261369629589395">
            <text:p>2.6%</text:p>
          </table:table-cell>
          <table:table-cell table:style-name="ce14" table:formula="of:=[.$J$8]/[.J10]" office:value-type="percentage" office:value="1.5101760748214">
            <text:p>151.0%</text:p>
          </table:table-cell>
        </table:table-row>
        <table:table-row table:style-name="ro2">
          <table:table-cell/>
          <table:table-cell table:style-name="ce8" office:value-type="string">
            <text:p>V1.3.0</text:p>
          </table:table-cell>
          <table:table-cell table:style-name="ce11" table:number-columns-repeated="3"/>
          <table:table-cell table:style-name="ce11" office:value-type="float" office:value="1.186">
            <text:p>1.186</text:p>
          </table:table-cell>
          <table:table-cell table:style-name="ce11"/>
          <table:table-cell table:style-name="ce6" table:formula="of:=AVERAGE([.C11:.G11])*[.$B$3]" office:value-type="float" office:value="1186000">
            <text:p>1.2E+06</text:p>
          </table:table-cell>
          <table:table-cell table:style-name="ce6" table:formula="of:=1/[.H11]" office:value-type="float" office:value="0.000000843170320404722">
            <text:p>8.4E-07</text:p>
          </table:table-cell>
          <table:table-cell table:style-name="ce6" table:formula="of:=[.I11]-[.$I$6]" office:value-type="float" office:value="0.000000767361056512674">
            <text:p>7.7E-07</text:p>
          </table:table-cell>
          <table:table-cell table:style-name="ce14" table:formula="of:=[.$J$7]/[.J11]" office:value-type="percentage" office:value="0.0750052099134363">
            <text:p>7.5%</text:p>
          </table:table-cell>
          <table:table-cell table:style-name="ce14" table:formula="of:=[.$J$8]/[.J11]" office:value-type="percentage" office:value="4.33375039311851">
            <text:p>433.4%</text:p>
          </table:table-cell>
        </table:table-row>
        <table:table-row table:style-name="ro2">
          <table:table-cell/>
          <table:table-cell table:style-name="ce8" office:value-type="string">
            <text:p>V9.9.9</text:p>
          </table:table-cell>
          <table:table-cell table:style-name="ce11" table:number-columns-repeated="4"/>
          <table:table-cell table:style-name="ce11" office:value-type="float" office:value="8.852">
            <text:p>8.852</text:p>
          </table:table-cell>
          <table:table-cell table:style-name="ce6" table:formula="of:=AVERAGE([.C12:.G12])*[.$B$3]" office:value-type="float" office:value="8852000">
            <text:p>8.9E+06</text:p>
          </table:table-cell>
          <table:table-cell table:style-name="ce6" table:formula="of:=1/[.H12]" office:value-type="float" office:value="0.000000112968820605513">
            <text:p>1.1E-07</text:p>
          </table:table-cell>
          <table:table-cell table:style-name="ce6" table:formula="of:=[.I12]-[.$I$6]" office:value-type="float" office:value="0.0000000371595567134653">
            <text:p>3.7E-08</text:p>
          </table:table-cell>
          <table:table-cell table:style-name="ce14" table:formula="of:=[.$J$7]/[.J12]" office:value-type="percentage" office:value="1.54889030477248">
            <text:p>154.9%</text:p>
          </table:table-cell>
          <table:table-cell table:style-name="ce14" table:formula="of:=[.$J$8]/[.J12]" office:value-type="percentage" office:value="89.493836160876">
            <text:p>8949.4%</text:p>
          </table:table-cell>
        </table:table-row>
        <table:table-row table:style-name="ro2">
          <table:table-cell/>
          <table:table-cell table:style-name="ce8"/>
          <table:table-cell table:style-name="ce11" table:number-columns-repeated="5"/>
          <table:table-cell table:style-name="ce6" table:number-columns-repeated="3"/>
          <table:table-cell table:style-name="ce14" table:number-columns-repeated="2"/>
        </table:table-row>
        <table:table-row table:style-name="ro2">
          <table:table-cell/>
          <table:table-cell table:style-name="ce2"/>
          <table:table-cell table:style-name="ce11" table:number-columns-repeated="5"/>
          <table:table-cell table:style-name="ce12" table:number-columns-repeated="3"/>
          <table:table-cell table:style-name="ce15" table:number-columns-repeated="2"/>
        </table:table-row>
        <table:table-row table:style-name="ro2">
          <table:table-cell table:style-name="ce4" office:value-type="string">
            <text:p>Notes:</text:p>
          </table:table-cell>
          <table:table-cell table:number-columns-repeated="11"/>
        </table:table-row>
        <table:table-row table:style-name="ro2">
          <table:table-cell table:style-name="ce5" office:value-type="string" table:number-columns-spanned="12" table:number-rows-spanned="1">
            <text:p>Overhead is the execution time for a loop with no random number generation.</text:p>
          </table:table-cell>
          <table:covered-table-cell table:number-columns-repeated="11"/>
        </table:table-row>
        <table:table-row table:style-name="ro2">
          <table:table-cell table:style-name="ce5" office:value-type="string" table:number-columns-spanned="12" table:number-rows-spanned="1">
            <text:p>The Mersenne Twister is employed by the pseudo random number generator built into Ruby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1 is the currently released fibonacci_rng gem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2 is from the speed_up_one code branch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3 is from the speed_up_two code branch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3.0 is from the speed_up_three code branch, release candidate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9.9.9 is from the (non-functional) no_spinner branch. Test only.</text:p>
          </table:table-cell>
          <table:covered-table-cell table:number-columns-repeated="11"/>
        </table:table-row>
        <table:table-row table:style-name="ro2" table:number-rows-repeated="27">
          <table:table-cell table:number-columns-repeated="12"/>
        </table:table-row>
        <table:table-row table:style-name="ro2">
          <table:table-cell>
            <draw:frame table:end-cell-address="'Performance Test'.L97" table:end-x="1.508cm" table:end-y="0.325cm" draw:z-index="0" draw:style-name="gr1" draw:text-style-name="P1" svg:width="17.112cm" svg:height="21.255cm" svg:x="0.278cm" svg:y="0.296cm">
              <draw:object draw:notify-on-update-of-ranges="'Performance Test'.B6:'Performance Test'.B12 'Performance Test'.J5:'Performance Test'.J5 'Performance Test'.J6:'Performance Test'.J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1" number:min-integer-digits="1" number:min-exponent-digits="2"/>
    </number:number-style>
    <number:number-style style:name="N108">
      <number:scientific-number number:decimal-places="0" number:min-integer-digits="1" number:min-exponent-digits="2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scientific-number number:decimal-places="0" number:min-integer-digits="1" number:min-exponent-digits="1"/>
    </number:number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2cm" fo:margin-right="1.695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2016-07-15</text:date>, <text:time>10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6-07-08T10:29:14.98</meta:creation-date>
    <dc:date>2016-07-15T10:11:07.88</dc:date>
    <dc:creator>Peter Camilleri</dc:creator>
    <meta:editing-duration>PT9H43M47S</meta:editing-duration>
    <meta:editing-cycles>46</meta:editing-cycles>
    <meta:generator>OpenOffice/4.1.2$Win32 OpenOffice.org_project/412m3$Build-9782</meta:generator>
    <dc:title>A comparison of Fibonacci and Mersenne generators.</dc:title>
    <meta:document-statistic meta:table-count="3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scientific-number number:decimal-places="0" number:min-integer-digits="1" number:min-exponent-digits="1"/>
    </number:number-style>
    <style:style style:name="ch1" style:family="chart">
      <style:graphic-properties draw:stroke="solid" svg:stroke-width="0.08cm"/>
    </style:style>
    <style:style style:name="ch2" style:family="chart">
      <style:text-properties fo:font-size="14pt" style:font-size-asian="13pt" style:font-size-complex="13pt"/>
    </style:style>
    <style:style style:name="ch3" style:family="chart">
      <style:text-properties fo:font-size="1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display-label="true" chart:logarithmic="true" chart:maximum="0.00001" chart:interval-minor-divisor="9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width="0.05cm" svg:stroke-color="#000080"/>
    </style:style>
    <style:style style:name="ch9" style:family="chart">
      <style:graphic-properties svg:stroke-width="0.05cm" svg:stroke-color="#00dcff"/>
    </style:style>
    <style:style style:name="ch10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5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13cm" svg:height="21.256cm" xlink:href=".." xlink:type="simple" chart:class="chart:bar" chart:style-name="ch1">
        <chart:title svg:x="6.351cm" svg:y="0.335cm" chart:style-name="ch2">
          <text:p>Execution Times</text:p>
        </chart:title>
        <chart:subtitle svg:x="5.982cm" svg:y="0.998cm" chart:style-name="ch3">
          <text:p>Overhead &amp; Times-Overhead.</text:p>
        </chart:subtitle>
        <chart:legend svg:x="15.204cm" svg:y="10.316cm" style:legend-expansion="custom" chartooo:width="1.416cm" chartooo:height="0.624cm" style:legend-expansion-aspect-ratio="2.26923076923077" chart:style-name="ch4"/>
        <chart:plot-area chart:style-name="ch5" table:cell-range-address="'Performance Test'.B6:'Performance Test'.B12 'Performance Test'.J5:'Performance Test'.J12" chart:data-source-has-labels="both" svg:x="1.182cm" svg:y="2.116cm" svg:width="12.954cm" svg:height="18.059cm">
          <chartooo:coordinate-region svg:x="2.147cm" svg:y="2.328cm" svg:width="11.989cm" svg:height="17.174cm"/>
          <chart:axis chart:dimension="x" chart:name="primary-x" chart:style-name="ch6" chartooo:axis-type="auto">
            <chartooo:date-scale/>
            <chart:categories table:cell-range-address="'Performance Test'.B6:'Performance Test'.B12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Performance Test'.J6:'Performance Test'.J12" chart:label-cell-address="'Performance Test'.J5:'Performance Test'.J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-OH</text:p>
                <draw:g>
                  <svg:desc>'Performance Test'.J5:'Performance Test'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H</text:p>
                <draw:g>
                  <svg:desc>'Performance Test'.B6:'Performance Test'.B12</svg:desc>
                </draw:g>
              </table:table-cell>
              <table:table-cell office:value-type="float" office:value="0.0000000758092638920476">
                <text:p>0.0000000758092638920476</text:p>
                <draw:g>
                  <svg:desc>'Performance Test'.J6:'Performance Test'.J12</svg:desc>
                </draw:g>
              </table:table-cell>
            </table:table-row>
            <table:table-row>
              <table:table-cell office:value-type="string">
                <text:p>Builtin</text:p>
              </table:table-cell>
              <table:table-cell office:value-type="float" office:value="0.0000000575560771231294">
                <text:p>0.0000000575560771231294</text:p>
              </table:table-cell>
            </table:table-row>
            <table:table-row>
              <table:table-cell office:value-type="string">
                <text:p>V1.1.1</text:p>
              </table:table-cell>
              <table:table-cell office:value-type="float" office:value="0.00000332555128032564">
                <text:p>0.00000332555128032564</text:p>
              </table:table-cell>
            </table:table-row>
            <table:table-row>
              <table:table-cell office:value-type="string">
                <text:p>V1.1.2</text:p>
              </table:table-cell>
              <table:table-cell office:value-type="float" office:value="0.00000298229471164312">
                <text:p>0.00000298229471164312</text:p>
              </table:table-cell>
            </table:table-row>
            <table:table-row>
              <table:table-cell office:value-type="string">
                <text:p>V1.1.3</text:p>
              </table:table-cell>
              <table:table-cell office:value-type="float" office:value="0.00000220209506412618">
                <text:p>0.00000220209506412618</text:p>
              </table:table-cell>
            </table:table-row>
            <table:table-row>
              <table:table-cell office:value-type="string">
                <text:p>V1.3.0</text:p>
              </table:table-cell>
              <table:table-cell office:value-type="float" office:value="0.000000767361056512674">
                <text:p>0.000000767361056512674</text:p>
              </table:table-cell>
            </table:table-row>
            <table:table-row>
              <table:table-cell office:value-type="string">
                <text:p>V9.9.9</text:p>
              </table:table-cell>
              <table:table-cell office:value-type="float" office:value="0.0000000371595567134653">
                <text:p>0.0000000371595567134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